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1354in"/>
    </style:style>
    <style:style style:name="co6" style:family="table-column">
      <style:table-column-properties fo:break-before="auto" style:column-width="1.2291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02in" svg:height="3.5398in" svg:x="3.5343in" svg:y="0.5134in">
            <draw:object draw:notify-on-update-of-ranges="Sheet1.A1:Sheet1.A1 Sheet1.A2:Sheet1.A11 Sheet1.B1:Sheet1.B1 Sheet1.B2:Sheet1.B11 Sheet1.A1:Sheet1.A1 Sheet1.A2:Sheet1.A11 Sheet1.C1:Sheet1.C1 Sheet1.C2:Sheet1.C11 Sheet1.A1:Sheet1.A1 Sheet1.A2:Sheet1.A11 Sheet1.D1:Sheet1.D1 Sheet1.D2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06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T (msec)</text:p>
            <text:p>Ryzen 5 3600</text:p>
          </table:table-cell>
          <table:table-cell table:style-name="ce2" office:value-type="string" calcext:value-type="string">
            <text:p>T (msec)</text:p>
            <text:p>Mac M2</text:p>
          </table:table-cell>
          <table:table-cell table:style-name="ce2" office:value-type="string" calcext:value-type="string">
            <text:p>T (msec)</text:p>
            <text:p>I7-4790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596677999943495" calcext:value-type="float">
            <text:p>0.596677999943495</text:p>
          </table:table-cell>
          <table:table-cell office:value-type="float" office:value="0.168725198507308" calcext:value-type="float">
            <text:p>0.168725198507308</text:p>
          </table:table-cell>
          <table:table-cell office:value-type="float" office:value="0.174011200107634" calcext:value-type="float">
            <text:p>0.174011200107634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.1651449999772" calcext:value-type="float">
            <text:p>1.1651449999772</text:p>
          </table:table-cell>
          <table:table-cell office:value-type="float" office:value="0.237358599901199" calcext:value-type="float">
            <text:p>0.237358599901199</text:p>
          </table:table-cell>
          <table:table-cell office:value-type="float" office:value="0.353946600016206" calcext:value-type="float">
            <text:p>0.353946600016206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.62648299988359" calcext:value-type="float">
            <text:p>2.62648299988359</text:p>
          </table:table-cell>
          <table:table-cell office:value-type="float" office:value="0.492416602373123" calcext:value-type="float">
            <text:p>0.492416602373123</text:p>
          </table:table-cell>
          <table:table-cell office:value-type="float" office:value="0.837376800086349" calcext:value-type="float">
            <text:p>0.837376800086349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.946466000285" calcext:value-type="float">
            <text:p>5.946466000285</text:p>
          </table:table-cell>
          <table:table-cell office:value-type="float" office:value="1.20943339765071" calcext:value-type="float">
            <text:p>1.20943339765071</text:p>
          </table:table-cell>
          <table:table-cell office:value-type="float" office:value="2.07350759999827" calcext:value-type="float">
            <text:p>2.07350759999827</text:p>
          </table:table-cell>
          <table:table-cell table:number-columns-repeated="12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14.2688400000334" calcext:value-type="float">
            <text:p>14.2688400000334</text:p>
          </table:table-cell>
          <table:table-cell office:value-type="float" office:value="2.94124980270862" calcext:value-type="float">
            <text:p>2.94124980270862</text:p>
          </table:table-cell>
          <table:table-cell office:value-type="float" office:value="5.05283799981698" calcext:value-type="float">
            <text:p>5.05283799981698</text:p>
          </table:table-cell>
          <table:table-cell table:number-columns-repeated="12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34.0271300002933" calcext:value-type="float">
            <text:p>34.0271300002933</text:p>
          </table:table-cell>
          <table:table-cell office:value-type="float" office:value="7.53167480230331" calcext:value-type="float">
            <text:p>7.53167480230331</text:p>
          </table:table-cell>
          <table:table-cell office:value-type="float" office:value="13.0328679998405" calcext:value-type="float">
            <text:p>13.0328679998405</text:p>
          </table:table-cell>
          <table:table-cell table:number-columns-repeated="12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64000" calcext:value-type="float">
            <text:p>64000</text:p>
          </table:table-cell>
          <table:table-cell office:value-type="float" office:value="94.1925209998153" calcext:value-type="float">
            <text:p>94.1925209998153</text:p>
          </table:table-cell>
          <table:table-cell office:value-type="float" office:value="15.6464417994022" calcext:value-type="float">
            <text:p>15.6464417994022</text:p>
          </table:table-cell>
          <table:table-cell office:value-type="float" office:value="27.2958786001429" calcext:value-type="float">
            <text:p>27.2958786001429</text:p>
          </table:table-cell>
          <table:table-cell table:number-columns-repeated="12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128000" calcext:value-type="float">
            <text:p>128000</text:p>
          </table:table-cell>
          <table:table-cell office:value-type="float" office:value="182.759929999709" calcext:value-type="float">
            <text:p>182.759929999709</text:p>
          </table:table-cell>
          <table:table-cell office:value-type="float" office:value="36.4195168018341" calcext:value-type="float">
            <text:p>36.4195168018341</text:p>
          </table:table-cell>
          <table:table-cell office:value-type="float" office:value="68.3283022000454" calcext:value-type="float">
            <text:p>68.3283022000454</text:p>
          </table:table-cell>
          <table:table-cell table:number-columns-repeated="12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256000" calcext:value-type="float">
            <text:p>256000</text:p>
          </table:table-cell>
          <table:table-cell office:value-type="float" office:value="479.583750999998" calcext:value-type="float">
            <text:p>479.583750999998</text:p>
          </table:table-cell>
          <table:table-cell office:value-type="float" office:value="76.509341597557" calcext:value-type="float">
            <text:p>76.509341597557</text:p>
          </table:table-cell>
          <table:table-cell office:value-type="float" office:value="135.195522399992" calcext:value-type="float">
            <text:p>135.195522399992</text:p>
          </table:table-cell>
          <table:table-cell table:number-columns-repeated="12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>
          <table:table-cell office:value-type="float" office:value="512000" calcext:value-type="float">
            <text:p>512000</text:p>
          </table:table-cell>
          <table:table-cell office:value-type="float" office:value="936.461490000132" calcext:value-type="float">
            <text:p>936.461490000132</text:p>
          </table:table-cell>
          <table:table-cell office:value-type="float" office:value="164.545550200343" calcext:value-type="float">
            <text:p>164.545550200343</text:p>
          </table:table-cell>
          <table:table-cell office:value-type="float" office:value="314.64969340004" calcext:value-type="float">
            <text:p>314.64969340004</text:p>
          </table:table-cell>
          <table:table-cell table:number-columns-repeated="12"/>
          <table:table-cell table:style-name="ce3" table:number-columns-repeated="2"/>
          <table:table-cell table:number-columns-repeated="2"/>
          <table:table-cell table:style-name="ce3"/>
          <table:table-cell table:number-columns-repeated="1003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_1" table:base-cell-address="$Sheet1.$A$1" table:cell-range-address="Sheet1.$O$2:Sheet1.$P$1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3-02-02T09:11:12Z</meta:creation-date>
    <dc:date>2023-02-02T18:53:41.213077058</dc:date>
    <meta:editing-cycles>2</meta:editing-cycles>
    <meta:editing-duration>PT8M5S</meta:editing-duration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992cm" xlink:href=".." xlink:type="simple" chart:class="chart:scatter" chart:style-name="ch1">
        <chart:title svg:x="6.914cm" svg:y="0.315cm" chart:style-name="ch2">
          <text:p>Array.sort</text:p>
        </chart:title>
        <chart:legend chart:legend-position="end" svg:x="12.517cm" svg:y="3.103cm" style:legend-expansion="high" chart:style-name="ch3"/>
        <chart:plot-area chart:style-name="ch4" table:cell-range-address="Sheet1.A1:Sheet1.D11" chart:data-source-has-labels="row" svg:x="1.33cm" svg:y="1.273cm" svg:width="10.868cm" svg:height="6.559cm">
          <chart:coordinate-region svg:x="2.322cm" svg:y="1.472cm" svg:width="9.319cm" svg:height="5.713cm"/>
          <chart:axis chart:dimension="x" chart:name="primary-x" chart:style-name="ch5">
            <chart:title svg:x="6.588cm" svg:y="8.011cm" chart:style-name="ch6">
              <text:p>N</text:p>
            </chart:title>
          </chart:axis>
          <chart:axis chart:dimension="y" chart:name="primary-y" chart:style-name="ch7">
            <chart:title svg:x="0.451cm" svg:y="4.993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2" chart:values-cell-range-address="Sheet1.D2:Sheet1.D11" chart:label-cell-address="Sheet1.D1:Sheet1.D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(msec)
Ryzen 5 3600</text:p>
                <draw:g>
                  <svg:desc>Sheet1.B1:Sheet1.B1</svg:desc>
                </draw:g>
              </table:table-cell>
              <table:table-cell office:value-type="string">
                <text:p>T (msec)
Mac M2</text:p>
                <draw:g>
                  <svg:desc>Sheet1.C1:Sheet1.C1</svg:desc>
                </draw:g>
              </table:table-cell>
              <table:table-cell office:value-type="string">
                <text:p>T (msec)
I7-479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596677999943495">
                <text:p>0.596677999943495</text:p>
                <draw:g>
                  <svg:desc>Sheet1.B2:Sheet1.B11</svg:desc>
                </draw:g>
              </table:table-cell>
              <table:table-cell office:value-type="float" office:value="0.168725198507308">
                <text:p>0.168725198507308</text:p>
                <draw:g>
                  <svg:desc>Sheet1.C2:Sheet1.C11</svg:desc>
                </draw:g>
              </table:table-cell>
              <table:table-cell office:value-type="float" office:value="0.174011200107634">
                <text:p>0.174011200107634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1651449999772">
                <text:p>1.1651449999772</text:p>
              </table:table-cell>
              <table:table-cell office:value-type="float" office:value="0.237358599901199">
                <text:p>0.237358599901199</text:p>
              </table:table-cell>
              <table:table-cell office:value-type="float" office:value="0.353946600016206">
                <text:p>0.353946600016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2.62648299988359">
                <text:p>2.62648299988359</text:p>
              </table:table-cell>
              <table:table-cell office:value-type="float" office:value="0.492416602373123">
                <text:p>0.492416602373123</text:p>
              </table:table-cell>
              <table:table-cell office:value-type="float" office:value="0.837376800086349">
                <text:p>0.837376800086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5.946466000285">
                <text:p>5.946466000285</text:p>
              </table:table-cell>
              <table:table-cell office:value-type="float" office:value="1.20943339765071">
                <text:p>1.20943339765071</text:p>
              </table:table-cell>
              <table:table-cell office:value-type="float" office:value="2.07350759999827">
                <text:p>2.07350759999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14.2688400000334">
                <text:p>14.2688400000334</text:p>
              </table:table-cell>
              <table:table-cell office:value-type="float" office:value="2.94124980270862">
                <text:p>2.94124980270862</text:p>
              </table:table-cell>
              <table:table-cell office:value-type="float" office:value="5.05283799981698">
                <text:p>5.05283799981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34.0271300002933">
                <text:p>34.0271300002933</text:p>
              </table:table-cell>
              <table:table-cell office:value-type="float" office:value="7.53167480230331">
                <text:p>7.53167480230331</text:p>
              </table:table-cell>
              <table:table-cell office:value-type="float" office:value="13.0328679998405">
                <text:p>13.0328679998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0">
                <text:p>64000</text:p>
              </table:table-cell>
              <table:table-cell office:value-type="float" office:value="94.1925209998153">
                <text:p>94.1925209998153</text:p>
              </table:table-cell>
              <table:table-cell office:value-type="float" office:value="15.6464417994022">
                <text:p>15.6464417994022</text:p>
              </table:table-cell>
              <table:table-cell office:value-type="float" office:value="27.2958786001429">
                <text:p>27.295878600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0">
                <text:p>128000</text:p>
              </table:table-cell>
              <table:table-cell office:value-type="float" office:value="182.759929999709">
                <text:p>182.759929999709</text:p>
              </table:table-cell>
              <table:table-cell office:value-type="float" office:value="36.4195168018341">
                <text:p>36.4195168018341</text:p>
              </table:table-cell>
              <table:table-cell office:value-type="float" office:value="68.3283022000454">
                <text:p>68.3283022000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0">
                <text:p>256000</text:p>
              </table:table-cell>
              <table:table-cell office:value-type="float" office:value="479.583750999998">
                <text:p>479.583750999998</text:p>
              </table:table-cell>
              <table:table-cell office:value-type="float" office:value="76.509341597557">
                <text:p>76.509341597557</text:p>
              </table:table-cell>
              <table:table-cell office:value-type="float" office:value="135.195522399992">
                <text:p>135.195522399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0">
                <text:p>512000</text:p>
              </table:table-cell>
              <table:table-cell office:value-type="float" office:value="936.461490000132">
                <text:p>936.461490000132</text:p>
              </table:table-cell>
              <table:table-cell office:value-type="float" office:value="164.545550200343">
                <text:p>164.545550200343</text:p>
              </table:table-cell>
              <table:table-cell office:value-type="float" office:value="314.64969340004">
                <text:p>314.6496934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